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0d0d0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2.01pt solid #000000" fo:background-color="#d0d0d0" style:text-align-source="fix" style:repeat-content="false" fo:border-left="none" fo:border-right="2.01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number-columns-repeated="4" table:default-cell-style-name="ce3"/>
        <table:table-column table:style-name="co1" table:number-columns-repeated="7" table:default-cell-style-name="ce3"/>
        <table:table-column table:style-name="co3" table:default-cell-style-name="ce3"/>
        <table:table-column table:style-name="co1" table:number-columns-repeated="1636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7" table:number-rows-spanned="1">
            <text:p>Train</text:p>
          </table:table-cell>
          <table:covered-table-cell table:number-columns-repeated="6" table:style-name="ce5"/>
          <table:table-cell table:style-name="ce1" office:value-type="string" calcext:value-type="string" table:number-columns-spanned="10" table:number-rows-spanned="1">
            <text:p>Benchmark</text:p>
          </table:table-cell>
          <table:covered-table-cell table:number-columns-repeated="9" table:style-name="ce5"/>
          <table:table-cell table:style-name="ce2" table:number-columns-repeated="16365"/>
          <table:table-cell/>
        </table:table-row>
        <table:table-row table:style-name="ro1">
          <table:covered-table-cell table:style-name="ce5"/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BDD version</text:p>
          </table:table-cell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Score tota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IuO mean</text:p>
          </table:table-cell>
          <table:table-cell table:style-name="ce2" office:value-type="string" calcext:value-type="string">
            <text:p>Nb. GT</text:p>
          </table:table-cell>
          <table:table-cell table:style-name="ce2" office:value-type="string" calcext:value-type="string">
            <text:p>Nb. Detec.</text:p>
          </table:table-cell>
          <table:table-cell table:style-name="ce2" office:value-type="string" calcext:value-type="string">
            <text:p>Matched</text:p>
          </table:table-cell>
          <table:table-cell table:style-name="ce2" office:value-type="string" calcext:value-type="string">
            <text:p>Inference time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P rate</text:p>
          </table:table-cell>
          <table:table-cell table:style-name="ce2" office:value-type="string" calcext:value-type="string">
            <text:p>F1 score</text:p>
          </table:table-cell>
          <table:table-cell table:style-name="ce2" table:number-columns-repeated="16364"/>
          <table:table-cell/>
        </table:table-row>
        <table:table-row table:style-name="ro1">
          <table:table-cell table:style-name="ce4" office:value-type="string" calcext:value-type="string">
            <text:p>train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Collab</text:p>
          </table:table-cell>
          <table:table-cell table:style-name="ce4" office:value-type="float" office:value="0.517" calcext:value-type="float">
            <text:p>0,517</text:p>
          </table:table-cell>
          <table:table-cell table:style-name="ce4" table:number-columns-repeated="16375"/>
          <table:table-cell/>
        </table:table-row>
        <table:table-row table:style-name="ro1">
          <table:table-cell office:value-type="string" calcext:value-type="string">
            <text:p>train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3</text:p>
          </table:table-cell>
          <table:table-cell office:value-type="string" calcext:value-type="string">
            <text:p>IGN</text:p>
          </table:table-cell>
          <table:table-cell office:value-type="float" office:value="0.141" calcext:value-type="float">
            <text:p>0,141</text:p>
          </table:table-cell>
          <table:table-cell office:value-type="float" office:value="43.15" calcext:value-type="float">
            <text:p>43,15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,004</text:p>
          </table:table-cell>
          <table:table-cell office:value-type="float" office:value="0.691" calcext:value-type="float">
            <text:p>0,69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J4]*[.K4])/([.J4]+[.K4]))" office:value-type="float" office:value="0.00796812749003984" calcext:value-type="float">
            <text:p>0,0079681274900398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4</text:p>
          </table:table-cell>
          <table:table-cell office:value-type="string" calcext:value-type="string">
            <text:p>IGN</text:p>
          </table:table-cell>
          <table:table-cell office:value-type="float" office:value="0.141" calcext:value-type="float">
            <text:p>0,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5</text:p>
          </table:table-cell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6</text:p>
          </table:table-cell>
          <table:table-cell office:value-type="string" calcext:value-type="string">
            <text:p>IGN</text:p>
          </table:table-cell>
          <table:table-cell office:value-type="float" office:value="0.282" calcext:value-type="float">
            <text:p>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07</text:p>
          </table:table-cell>
          <table:table-cell office:value-type="string" calcext:value-type="string">
            <text:p>IGN</text:p>
          </table:table-cell>
          <table:table-cell office:value-type="float" office:value="0.143" calcext:value-type="float">
            <text:p>0,143</text:p>
          </table:table-cell>
          <table:table-cell office:value-type="float" office:value="60.19" calcext:value-type="float">
            <text:p>60,19</text:p>
          </table:table-cell>
          <table:table-cell office:value-type="float" office:value="0.744" calcext:value-type="float">
            <text:p>0,744</text:p>
          </table:table-cell>
          <table:table-cell office:value-type="float" office:value="0.561" calcext:value-type="float">
            <text:p>0,561</text:p>
          </table:table-cell>
          <table:table-cell office:value-type="float" office:value="0.76" calcext:value-type="float">
            <text:p>0,76</text:p>
          </table:table-cell>
          <table:table-cell office:value-type="float" office:value="223" calcext:value-type="float">
            <text:p>22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0.256" calcext:value-type="float">
            <text:p>0,256</text:p>
          </table:table-cell>
          <table:table-cell table:formula="of:=2*(([.J8]*[.K8])/([.J8]+[.K8]))" office:value-type="float" office:value="0.639668965517241" calcext:value-type="float">
            <text:p>0,6396689655172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08</text:p>
          </table:table-cell>
          <table:table-cell office:value-type="string" calcext:value-type="string">
            <text:p>IGN</text:p>
          </table:table-cell>
          <table:table-cell office:value-type="float" office:value="0.142" calcext:value-type="float">
            <text:p>0,142</text:p>
          </table:table-cell>
          <table:table-cell office:value-type="float" office:value="57.32" calcext:value-type="float">
            <text:p>57,32</text:p>
          </table:table-cell>
          <table:table-cell office:value-type="float" office:value="0.765" calcext:value-type="float">
            <text:p>0,765</text:p>
          </table:table-cell>
          <table:table-cell office:value-type="float" office:value="0.525" calcext:value-type="float">
            <text:p>0,525</text:p>
          </table:table-cell>
          <table:table-cell office:value-type="float" office:value="0.76" calcext:value-type="float">
            <text:p>0,76</text:p>
          </table:table-cell>
          <table:table-cell office:value-type="float" office:value="223" calcext:value-type="float">
            <text:p>223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0.235" calcext:value-type="float">
            <text:p>0,235</text:p>
          </table:table-cell>
          <table:table-cell table:formula="of:=2*(([.J9]*[.K9])/([.J9]+[.K9]))" office:value-type="float" office:value="0.622674418604651" calcext:value-type="float">
            <text:p>0,62267441860465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9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09</text:p>
          </table:table-cell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office:value-type="float" office:value="68.14" calcext:value-type="float">
            <text:p>68,14</text:p>
          </table:table-cell>
          <table:table-cell office:value-type="float" office:value="0.669" calcext:value-type="float">
            <text:p>0,669</text:p>
          </table:table-cell>
          <table:table-cell office:value-type="float" office:value="0.726" calcext:value-type="float">
            <text:p>0,726</text:p>
          </table:table-cell>
          <table:table-cell office:value-type="float" office:value="0.761" calcext:value-type="float">
            <text:p>0,761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0.331" calcext:value-type="float">
            <text:p>0,331</text:p>
          </table:table-cell>
          <table:table-cell table:formula="of:=2*(([.J10]*[.K10])/([.J10]+[.K10]))" office:value-type="float" office:value="0.696335483870968" calcext:value-type="float">
            <text:p>0,69633548387096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10</text:p>
          </table:table-cell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office:value-type="float" office:value="72.3" calcext:value-type="float">
            <text:p>72,3</text:p>
          </table:table-cell>
          <table:table-cell office:value-type="float" office:value="0.729" calcext:value-type="float">
            <text:p>0,729</text:p>
          </table:table-cell>
          <table:table-cell office:value-type="float" office:value="0.7" calcext:value-type="float">
            <text:p>0,7</text:p>
          </table:table-cell>
          <table:table-cell office:value-type="float" office:value="0.764" calcext:value-type="float">
            <text:p>0,764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0.271" calcext:value-type="float">
            <text:p>0,271</text:p>
          </table:table-cell>
          <table:table-cell table:formula="of:=2*(([.J11]*[.K11])/([.J11]+[.K11]))" office:value-type="float" office:value="0.714205738278517" calcext:value-type="float">
            <text:p>0,7142057382785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2</text:p>
          </table:table-cell>
          <table:table-cell office:value-type="string" calcext:value-type="string">
            <text:p>IGN</text:p>
          </table:table-cell>
          <table:table-cell office:value-type="float" office:value="0.259" calcext:value-type="float">
            <text:p>0,259</text:p>
          </table:table-cell>
          <table:table-cell office:value-type="float" office:value="74.99" calcext:value-type="float">
            <text:p>74,99</text:p>
          </table:table-cell>
          <table:table-cell office:value-type="float" office:value="0.738" calcext:value-type="float">
            <text:p>0,73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66" calcext:value-type="float">
            <text:p>0,766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63.5</text:p>
          </table:table-cell>
          <table:table-cell office:value-type="float" office:value="58" calcext:value-type="float">
            <text:p>58</text:p>
          </table:table-cell>
          <table:table-cell office:value-type="float" office:value="0.262" calcext:value-type="float">
            <text:p>0,262</text:p>
          </table:table-cell>
          <table:table-cell table:formula="of:=2*(([.J12]*[.K12])/([.J12]+[.K12]))" office:value-type="float" office:value="0.734483321987747" calcext:value-type="float">
            <text:p>0,7344833219877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1</text:p>
          </table:table-cell>
          <table:table-cell office:value-type="string" calcext:value-type="string">
            <text:p>IGN</text:p>
          </table:table-cell>
          <table:table-cell office:value-type="float" office:value="0.257" calcext:value-type="float">
            <text:p>0,257</text:p>
          </table:table-cell>
          <table:table-cell office:value-type="float" office:value="64.51" calcext:value-type="float">
            <text:p>64,51</text:p>
          </table:table-cell>
          <table:table-cell office:value-type="float" office:value="0.678" calcext:value-type="float">
            <text:p>0,678</text:p>
          </table:table-cell>
          <table:table-cell office:value-type="float" office:value="0.803" calcext:value-type="float">
            <text:p>0,803</text:p>
          </table:table-cell>
          <table:table-cell office:value-type="float" office:value="0.761" calcext:value-type="float">
            <text:p>0,761</text:p>
          </table:table-cell>
          <table:table-cell office:value-type="float" office:value="223" calcext:value-type="float">
            <text:p>223</text:p>
          </table:table-cell>
          <table:table-cell office:value-type="float" office:value="264" calcext:value-type="float">
            <text:p>264</text:p>
          </table:table-cell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.322" calcext:value-type="float">
            <text:p>0,322</text:p>
          </table:table-cell>
          <table:table-cell table:formula="of:=2*(([.J13]*[.K13])/([.J13]+[.K13]))" office:value-type="float" office:value="0.735224848075625" calcext:value-type="float">
            <text:p>0,7352248480756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2</text:p>
          </table:table-cell>
          <table:table-cell office:value-type="string" calcext:value-type="string">
            <text:p>IGN</text:p>
          </table:table-cell>
          <table:table-cell office:value-type="float" office:value="0.515" calcext:value-type="float">
            <text:p>0,515</text:p>
          </table:table-cell>
          <table:table-cell office:value-type="float" office:value="69.15" calcext:value-type="float">
            <text:p>69,15</text:p>
          </table:table-cell>
          <table:table-cell office:value-type="float" office:value="0.707" calcext:value-type="float">
            <text:p>0,707</text:p>
          </table:table-cell>
          <table:table-cell office:value-type="float" office:value="0.78" calcext:value-type="float">
            <text:p>0,78</text:p>
          </table:table-cell>
          <table:table-cell office:value-type="float" office:value="0.763" calcext:value-type="float">
            <text:p>0,763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0.293" calcext:value-type="float">
            <text:p>0,293</text:p>
          </table:table-cell>
          <table:table-cell table:formula="of:=2*(([.J14]*[.K14])/([.J14]+[.K14]))" office:value-type="float" office:value="0.741708137188971" calcext:value-type="float">
            <text:p>0,7417081371889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1</text:p>
          </table:table-cell>
          <table:table-cell office:value-type="string" calcext:value-type="string">
            <text:p>IGN</text:p>
          </table:table-cell>
          <table:table-cell office:value-type="float" office:value="0.514" calcext:value-type="float">
            <text:p>0,514</text:p>
          </table:table-cell>
          <table:table-cell office:value-type="float" office:value="65.92" calcext:value-type="float">
            <text:p>65,92</text:p>
          </table:table-cell>
          <table:table-cell office:value-type="float" office:value="0.678" calcext:value-type="float">
            <text:p>0,67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258" calcext:value-type="float">
            <text:p>2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61.9</text:p>
          </table:table-cell>
          <table:table-cell office:value-type="float" office:value="83" calcext:value-type="float">
            <text:p>83</text:p>
          </table:table-cell>
          <table:table-cell office:value-type="float" office:value="0.322" calcext:value-type="float">
            <text:p>0,322</text:p>
          </table:table-cell>
          <table:table-cell table:formula="of:=2*(([.J15]*[.K15])/([.J15]+[.K15]))" office:value-type="float" office:value="0.727587149692413" calcext:value-type="float">
            <text:p>0,72758714969241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3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3</text:p>
          </table:table-cell>
          <table:table-cell office:value-type="string" calcext:value-type="string">
            <text:p>IGN</text:p>
          </table:table-cell>
          <table:table-cell office:value-type="float" office:value="1.016" calcext:value-type="float">
            <text:p>1,016</text:p>
          </table:table-cell>
          <table:table-cell office:value-type="float" office:value="72.98" calcext:value-type="float">
            <text:p>72,98</text:p>
          </table:table-cell>
          <table:table-cell office:value-type="float" office:value="0.721" calcext:value-type="float">
            <text:p>0,721</text:p>
          </table:table-cell>
          <table:table-cell office:value-type="float" office:value="0.731" calcext:value-type="float">
            <text:p>0,731</text:p>
          </table:table-cell>
          <table:table-cell office:value-type="float" office:value="0.754" calcext:value-type="float">
            <text:p>0,754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279" calcext:value-type="float">
            <text:p>0,279</text:p>
          </table:table-cell>
          <table:table-cell table:formula="of:=2*(([.J16]*[.K16])/([.J16]+[.K16]))" office:value-type="float" office:value="0.725965564738292" calcext:value-type="float">
            <text:p>0,7259655647382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4</text:p>
          </table:table-cell>
          <table:table-cell office:value-type="float" office:value="362" calcext:value-type="float">
            <text:p>36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4</text:p>
          </table:table-cell>
          <table:table-cell office:value-type="string" calcext:value-type="string">
            <text:p>IGN</text:p>
          </table:table-cell>
          <table:table-cell office:value-type="float" office:value="2.515" calcext:value-type="float">
            <text:p>2,515</text:p>
          </table:table-cell>
          <table:table-cell office:value-type="float" office:value="69.21" calcext:value-type="float">
            <text:p>69,21</text:p>
          </table:table-cell>
          <table:table-cell office:value-type="float" office:value="0.747" calcext:value-type="float">
            <text:p>0,747</text:p>
          </table:table-cell>
          <table:table-cell office:value-type="float" office:value="0.664" calcext:value-type="float">
            <text:p>0,664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,253</text:p>
          </table:table-cell>
          <table:table-cell table:formula="of:=2*(([.J17]*[.K17])/([.J17]+[.K17]))" office:value-type="float" office:value="0.703058823529412" calcext:value-type="float">
            <text:p>0,7030588235294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5</text:p>
          </table:table-cell>
          <table:table-cell office:value-type="string" calcext:value-type="string">
            <text:p>IGN</text:p>
          </table:table-cell>
          <table:table-cell office:value-type="float" office:value="0.27" calcext:value-type="float">
            <text:p>0,27</text:p>
          </table:table-cell>
          <table:table-cell office:value-type="float" office:value="63.35" calcext:value-type="float">
            <text:p>63,35</text:p>
          </table:table-cell>
          <table:table-cell office:value-type="float" office:value="0.688" calcext:value-type="float">
            <text:p>0,688</text:p>
          </table:table-cell>
          <table:table-cell office:value-type="float" office:value="0.83" calcext:value-type="float">
            <text:p>0,83</text:p>
          </table:table-cell>
          <table:table-cell office:value-type="float" office:value="0.752" calcext:value-type="float">
            <text:p>0,752</text:p>
          </table:table-cell>
          <table:table-cell office:value-type="float" office:value="223" calcext:value-type="float">
            <text:p>223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0.312" calcext:value-type="float">
            <text:p>0,312</text:p>
          </table:table-cell>
          <table:table-cell table:formula="of:=2*(([.J18]*[.K18])/([.J18]+[.K18]))" office:value-type="float" office:value="0.75235836627141" calcext:value-type="float">
            <text:p>0,752358366271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6</text:p>
          </table:table-cell>
          <table:table-cell office:value-type="string" calcext:value-type="string">
            <text:p>IGN</text:p>
          </table:table-cell>
          <table:table-cell office:value-type="float" office:value="0.268" calcext:value-type="float">
            <text:p>0,268</text:p>
          </table:table-cell>
          <table:table-cell office:value-type="float" office:value="66.84" calcext:value-type="float">
            <text:p>66,84</text:p>
          </table:table-cell>
          <table:table-cell office:value-type="float" office:value="0.695" calcext:value-type="float">
            <text:p>0,695</text:p>
          </table:table-cell>
          <table:table-cell office:value-type="float" office:value="0.798" calcext:value-type="float">
            <text:p>0,798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0.305" calcext:value-type="float">
            <text:p>0,305</text:p>
          </table:table-cell>
          <table:table-cell table:formula="of:=2*(([.J19]*[.K19])/([.J19]+[.K19]))" office:value-type="float" office:value="0.742947086403215" calcext:value-type="float">
            <text:p>0,7429470864032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7</text:p>
          </table:table-cell>
          <table:table-cell office:value-type="string" calcext:value-type="string">
            <text:p>IGN</text:p>
          </table:table-cell>
          <table:table-cell office:value-type="float" office:value="0.539" calcext:value-type="float">
            <text:p>0,539</text:p>
          </table:table-cell>
          <table:table-cell office:value-type="float" office:value="68.38" calcext:value-type="float">
            <text:p>68,38</text:p>
          </table:table-cell>
          <table:table-cell office:value-type="float" office:value="0.703" calcext:value-type="float">
            <text:p>0,703</text:p>
          </table:table-cell>
          <table:table-cell office:value-type="float" office:value="0.785" calcext:value-type="float">
            <text:p>0,785</text:p>
          </table:table-cell>
          <table:table-cell office:value-type="float" office:value="0.764" calcext:value-type="float">
            <text:p>0,764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0.297" calcext:value-type="float">
            <text:p>0,297</text:p>
          </table:table-cell>
          <table:table-cell table:formula="of:=2*(([.J20]*[.K20])/([.J20]+[.K20]))" office:value-type="float" office:value="0.741740591397849" calcext:value-type="float">
            <text:p>0,74174059139784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1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8</text:p>
          </table:table-cell>
          <table:table-cell office:value-type="string" calcext:value-type="string">
            <text:p>IGN</text:p>
          </table:table-cell>
          <table:table-cell office:value-type="float" office:value="0.534" calcext:value-type="float">
            <text:p>0,534</text:p>
          </table:table-cell>
          <table:table-cell office:value-type="float" office:value="71.02" calcext:value-type="float">
            <text:p>71,02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1" calcext:value-type="float">
            <text:p>0,771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0.283" calcext:value-type="float">
            <text:p>0,283</text:p>
          </table:table-cell>
          <table:table-cell table:formula="of:=2*(([.J21]*[.K21])/([.J21]+[.K21]))" office:value-type="float" office:value="0.743020161290323" calcext:value-type="float">
            <text:p>0,74302016129032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2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st020</text:p>
          </table:table-cell>
          <table:table-cell office:value-type="string" calcext:value-type="string">
            <text:p>IGN</text:p>
          </table:table-cell>
          <table:table-cell office:value-type="float" office:value="0.043" calcext:value-type="float">
            <text:p>0,043</text:p>
          </table:table-cell>
          <table:table-cell office:value-type="float" office:value="71.08" calcext:value-type="float">
            <text:p>71,08</text:p>
          </table:table-cell>
          <table:table-cell office:value-type="float" office:value="0.771" calcext:value-type="float">
            <text:p>0,771</text:p>
          </table:table-cell>
          <table:table-cell office:value-type="float" office:value="0.695" calcext:value-type="float">
            <text:p>0,695</text:p>
          </table:table-cell>
          <table:table-cell office:value-type="float" office:value="0.756" calcext:value-type="float">
            <text:p>0,756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0.229" calcext:value-type="float">
            <text:p>0,229</text:p>
          </table:table-cell>
          <table:table-cell table:formula="of:=2*(([.J22]*[.K22])/([.J22]+[.K22]))" office:value-type="float" office:value="0.731030013642565" calcext:value-type="float">
            <text:p>0,73103001364256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rain21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st021</text:p>
          </table:table-cell>
          <table:table-cell office:value-type="string" calcext:value-type="string">
            <text:p>IGN</text:p>
          </table:table-cell>
          <table:table-cell office:value-type="float" office:value="0.07" calcext:value-type="float">
            <text:p>0,07</text:p>
          </table:table-cell>
          <table:table-cell office:value-type="float" office:value="61.64" calcext:value-type="float">
            <text:p>61,64</text:p>
          </table:table-cell>
          <table:table-cell office:value-type="float" office:value="0.815" calcext:value-type="float">
            <text:p>0,815</text:p>
          </table:table-cell>
          <table:table-cell office:value-type="float" office:value="0.592" calcext:value-type="float">
            <text:p>0,592</text:p>
          </table:table-cell>
          <table:table-cell office:value-type="float" office:value="0.738" calcext:value-type="float">
            <text:p>0,738</text:p>
          </table:table-cell>
          <table:table-cell office:value-type="float" office:value="223" calcext:value-type="float">
            <text:p>223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.185" calcext:value-type="float">
            <text:p>0,185</text:p>
          </table:table-cell>
          <table:table-cell table:formula="of:=2*(([.J23]*[.K23])/([.J23]+[.K23]))" office:value-type="float" office:value="0.685828002842928" calcext:value-type="float">
            <text:p>0,685828002842928</text:p>
          </table:table-cell>
          <table:table-cell table:number-columns-repeated="16365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7"/>
          <table:table-cell table:style-name="ce11"/>
          <table:table-cell table:style-name="ce7" office:value-type="string" calcext:value-type="string">
            <text:p>Score total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IuO mean</text:p>
          </table:table-cell>
          <table:table-cell table:style-name="ce7" office:value-type="string" calcext:value-type="string">
            <text:p>Nb. Detec.</text:p>
          </table:table-cell>
          <table:table-cell table:style-name="ce7" office:value-type="string" calcext:value-type="string">
            <text:p>Matched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P rate</text:p>
          </table:table-cell>
          <table:table-cell table:style-name="ce7" office:value-type="string" calcext:value-type="string">
            <text:p>Epochs</text:p>
          </table:table-cell>
          <table:table-cell table:style-name="ce7" office:value-type="string" calcext:value-type="string">
            <text:p>Batch</text:p>
          </table:table-cell>
          <table:table-cell table:style-name="ce8" office:value-type="string" calcext:value-type="string">
            <text:p>BDD version</text:p>
          </table:table-cell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Score total</text:p>
          </table:table-cell>
          <table:table-cell table:style-name="ce14" table:formula="of:=CORREL([.I4:.I21];[.I4:.I21])" office:value-type="float" office:value="1" calcext:value-type="float">
            <text:p>1</text:p>
          </table:table-cell>
          <table:table-cell table:number-columns-repeated="9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Presicion</text:p>
          </table:table-cell>
          <table:table-cell table:formula="of:=CORREL([.I4:.I21];[.J4:.J21])" office:value-type="float" office:value="0.880534195392361" calcext:value-type="float">
            <text:p>0,880534195392361</text:p>
          </table:table-cell>
          <table:table-cell table:style-name="ce14" table:formula="of:=CORREL([.J4:.J21];[.J4:.J21])"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Recall</text:p>
          </table:table-cell>
          <table:table-cell table:formula="of:=CORREL([.I4:.I21];[.K4:.K21])" office:value-type="float" office:value="0.914535542782997" calcext:value-type="float">
            <text:p>0,914535542782997</text:p>
          </table:table-cell>
          <table:table-cell table:formula="of:=CORREL([.J4:.J21];[.K4:.K21])" office:value-type="float" office:value="0.646789492024078" calcext:value-type="float">
            <text:p>0,646789492024078</text:p>
          </table:table-cell>
          <table:table-cell table:style-name="ce14" table:formula="of:=CORREL([.K4:.K21];[.K4:.K21])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IuO mean</text:p>
          </table:table-cell>
          <table:table-cell table:formula="of:=CORREL([.I4:.I21];[.L4:.L21])" office:value-type="float" office:value="0.973697042460121" calcext:value-type="float">
            <text:p>0,973697042460121</text:p>
          </table:table-cell>
          <table:table-cell table:formula="of:=CORREL([.J4:.J21];[.L4:.L21])" office:value-type="float" office:value="0.953810286678624" calcext:value-type="float">
            <text:p>0,953810286678624</text:p>
          </table:table-cell>
          <table:table-cell table:formula="of:=CORREL([.K4:.K21];[.L4:.L21])" office:value-type="float" office:value="0.841159342292061" calcext:value-type="float">
            <text:p>0,841159342292061</text:p>
          </table:table-cell>
          <table:table-cell table:style-name="ce14" table:formula="of:=CORREL([.L4:.L21];[.L4:.L21])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Nb. Detect.</text:p>
          </table:table-cell>
          <table:table-cell table:formula="of:=CORREL([.I4:.I21];[.N4:.N21])" office:value-type="float" office:value="0.898996967874562" calcext:value-type="float">
            <text:p>0,898996967874562</text:p>
          </table:table-cell>
          <table:table-cell table:formula="of:=CORREL([.J4:.J21];[.N4:.N21])" office:value-type="float" office:value="0.629519755073367" calcext:value-type="float">
            <text:p>0,629519755073367</text:p>
          </table:table-cell>
          <table:table-cell table:formula="of:=CORREL([.K4:.K21];[.N4:.N21])" office:value-type="float" office:value="0.997260964438905" calcext:value-type="float">
            <text:p>0,997260964438905</text:p>
          </table:table-cell>
          <table:table-cell table:formula="of:=CORREL([.L4:.L21];[.N4:.N21])" office:value-type="float" office:value="0.827370319273906" calcext:value-type="float">
            <text:p>0,827370319273906</text:p>
          </table:table-cell>
          <table:table-cell table:style-name="ce14" table:formula="of:=CORREL([.N4:.N21];[.N4:.N21])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Matched</text:p>
          </table:table-cell>
          <table:table-cell table:formula="of:=CORREL([.I4:.I21];[.O4:.O21])" office:value-type="float" office:value="0.914619827163496" calcext:value-type="float">
            <text:p>0,914619827163496</text:p>
          </table:table-cell>
          <table:table-cell table:formula="of:=CORREL([.J4:.J21];[.O4:.O21])" office:value-type="float" office:value="0.646925842766327" calcext:value-type="float">
            <text:p>0,646925842766327</text:p>
          </table:table-cell>
          <table:table-cell table:formula="of:=CORREL([.K4:.K21];[.Q4:.Q21])" office:value-type="float" office:value="0.97103475473913" calcext:value-type="float">
            <text:p>0,97103475473913</text:p>
          </table:table-cell>
          <table:table-cell table:formula="of:=CORREL([.L4:.L21];[.O4:.O21])" office:value-type="float" office:value="0.841242184375909" calcext:value-type="float">
            <text:p>0,841242184375909</text:p>
          </table:table-cell>
          <table:table-cell table:formula="of:=CORREL([.N4:.N21];[.O4:.O21])" office:value-type="float" office:value="0.997284218755661" calcext:value-type="float">
            <text:p>0,997284218755661</text:p>
          </table:table-cell>
          <table:table-cell table:style-name="ce14" table:formula="of:=CORREL([.O4:.O21];[.O4:.O21]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FP</text:p>
          </table:table-cell>
          <table:table-cell table:formula="of:=CORREL([.I4:.I21];[.Q4:.Q21])" office:value-type="float" office:value="0.845623188790885" calcext:value-type="float">
            <text:p>0,845623188790885</text:p>
          </table:table-cell>
          <table:table-cell table:formula="of:=CORREL([.J4:.J21];[.Q4:.Q21])" office:value-type="float" office:value="0.577529544457945" calcext:value-type="float">
            <text:p>0,577529544457945</text:p>
          </table:table-cell>
          <table:table-cell table:formula="of:=CORREL([.K4:.K21];[.Q4:.Q21])" office:value-type="float" office:value="0.97103475473913" calcext:value-type="float">
            <text:p>0,97103475473913</text:p>
          </table:table-cell>
          <table:table-cell table:formula="of:=CORREL([.L4:.L21];[.Q4:.Q21])" office:value-type="float" office:value="0.779393320155462" calcext:value-type="float">
            <text:p>0,779393320155462</text:p>
          </table:table-cell>
          <table:table-cell table:formula="of:=CORREL([.N4:.N21];[.Q4:.Q21])" office:value-type="float" office:value="0.986047124698353" calcext:value-type="float">
            <text:p>0,986047124698353</text:p>
          </table:table-cell>
          <table:table-cell table:formula="of:=CORREL([.O4:.O21];[.Q4:.Q21])" office:value-type="float" office:value="0.971109137932734" calcext:value-type="float">
            <text:p>0,971109137932734</text:p>
          </table:table-cell>
          <table:table-cell table:style-name="ce14" table:formula="of:=CORREL([.Q4:.Q21];[.Q4:.Q21])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16365"/>
        </table:table-row>
        <table:table-row table:style-name="ro2">
          <table:table-cell table:number-columns-repeated="7"/>
          <table:table-cell table:style-name="ce12" office:value-type="string" calcext:value-type="string">
            <text:p>FP rate</text:p>
          </table:table-cell>
          <table:table-cell table:formula="of:=CORREL([.I4:.I21];[.R4:.R21])" office:value-type="float" office:value="0.907008455800042" calcext:value-type="float">
            <text:p>0,907008455800042</text:p>
          </table:table-cell>
          <table:table-cell table:formula="of:=CORREL([.J4:.J21];[.R4:.R21])" office:value-type="float" office:value="0.65049082751334" calcext:value-type="float">
            <text:p>0,65049082751334</text:p>
          </table:table-cell>
          <table:table-cell table:formula="of:=CORREL([.K4:.K21];[.R4:.R21])" office:value-type="float" office:value="0.988554348283693" calcext:value-type="float">
            <text:p>0,988554348283693</text:p>
          </table:table-cell>
          <table:table-cell table:formula="of:=CORREL([.L4:.L21];[.R4:.R21])" office:value-type="float" office:value="0.847818456767483" calcext:value-type="float">
            <text:p>0,847818456767483</text:p>
          </table:table-cell>
          <table:table-cell table:formula="of:=CORREL([.N4:.N21];[.R4:.R21])" office:value-type="float" office:value="0.988023752141635" calcext:value-type="float">
            <text:p>0,988023752141635</text:p>
          </table:table-cell>
          <table:table-cell table:formula="of:=CORREL([.O4:.O21];[.R4:.R21])" office:value-type="float" office:value="0.98854028643913" calcext:value-type="float">
            <text:p>0,98854028643913</text:p>
          </table:table-cell>
          <table:table-cell table:formula="of:=CORREL([.Q4:.Q21];[.R4:.R21])" office:value-type="float" office:value="0.967005606011475" calcext:value-type="float">
            <text:p>0,967005606011475</text:p>
          </table:table-cell>
          <table:table-cell table:style-name="ce14" table:formula="of:=CORREL([.R4:.R21];[.R4:.R21])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number-columns-repeated="16365"/>
        </table:table-row>
        <table:table-row table:style-name="ro1">
          <table:table-cell table:number-columns-repeated="7"/>
          <table:table-cell table:style-name="ce12" office:value-type="string" calcext:value-type="string">
            <text:p>Epochs</text:p>
          </table:table-cell>
          <table:table-cell table:formula="of:=CORREL([.I5:.I22];[.B4:.B21])" office:value-type="float" office:value="0.174460838559354" calcext:value-type="float">
            <text:p>0,174460838559354</text:p>
          </table:table-cell>
          <table:table-cell table:formula="of:=CORREL([.J5:.J22];[.B4:.B21])" office:value-type="float" office:value="0.186727902247635" calcext:value-type="float">
            <text:p>0,186727902247635</text:p>
          </table:table-cell>
          <table:table-cell table:formula="of:=CORREL([.K5:.K22];[.B4:.B21])" office:value-type="float" office:value="0.229568701481567" calcext:value-type="float">
            <text:p>0,229568701481567</text:p>
          </table:table-cell>
          <table:table-cell table:formula="of:=CORREL([.L5:.L22];[.B4:.B21])" office:value-type="float" office:value="0.182372118225469" calcext:value-type="float">
            <text:p>0,182372118225469</text:p>
          </table:table-cell>
          <table:table-cell table:formula="of:=CORREL([.N5:.N22];[.B4:.B21])" office:value-type="float" office:value="0.225044539070589" calcext:value-type="float">
            <text:p>0,225044539070589</text:p>
          </table:table-cell>
          <table:table-cell table:formula="of:=CORREL([.O5:.O22];[.B4:.B21])" office:value-type="float" office:value="0.22919737539875" calcext:value-type="float">
            <text:p>0,22919737539875</text:p>
          </table:table-cell>
          <table:table-cell table:formula="of:=CORREL([.Q4:.Q21];[.B4:.B21])" office:value-type="float" office:value="0.0529166204723829" calcext:value-type="float">
            <text:p>0,0529166204723829</text:p>
          </table:table-cell>
          <table:table-cell table:formula="of:=CORREL([.R5:.R22];[.B4:.B21])" office:value-type="float" office:value="0.18450912802322" calcext:value-type="float">
            <text:p>0,18450912802322</text:p>
          </table:table-cell>
          <table:table-cell table:style-name="ce14" table:formula="of:=CORREL([.B4:.B21];[.B4:.B21])" office:value-type="float" office:value="1" calcext:value-type="float">
            <text:p>1</text:p>
          </table:table-cell>
          <table:table-cell/>
          <table:table-cell table:style-name="ce9"/>
          <table:table-cell table:number-columns-repeated="16365"/>
        </table:table-row>
        <table:table-row table:style-name="ro1">
          <table:table-cell table:number-columns-repeated="7"/>
          <table:table-cell table:style-name="ce12" office:value-type="string" calcext:value-type="string">
            <text:p>Batch</text:p>
          </table:table-cell>
          <table:table-cell table:formula="of:=CORREL([.I4:.I21];[.C4:.C21])" office:value-type="float" office:value="0.0591146809752725" calcext:value-type="float">
            <text:p>0,0591146809752725</text:p>
          </table:table-cell>
          <table:table-cell table:formula="of:=CORREL([.J4:.J21];[.C4:.C21])" office:value-type="float" office:value="-0.0252317544446377" calcext:value-type="float">
            <text:p>-0,0252317544446377</text:p>
          </table:table-cell>
          <table:table-cell table:formula="of:=CORREL([.K4:.K21];[.C4:.C21])" office:value-type="float" office:value="0.0738723467931705" calcext:value-type="float">
            <text:p>0,0738723467931705</text:p>
          </table:table-cell>
          <table:table-cell table:formula="of:=CORREL([.L4:.L21];[.C4:.C21])" office:value-type="float" office:value="0.0153840152692472" calcext:value-type="float">
            <text:p>0,0153840152692472</text:p>
          </table:table-cell>
          <table:table-cell table:formula="of:=CORREL([.N3:.N20];[.C4:.C21])" office:value-type="float" office:value="0.185300821060671" calcext:value-type="float">
            <text:p>0,185300821060671</text:p>
          </table:table-cell>
          <table:table-cell table:formula="of:=CORREL([.O4:.O21];[.C4:.C21])" office:value-type="float" office:value="0.0736321014379204" calcext:value-type="float">
            <text:p>0,0736321014379204</text:p>
          </table:table-cell>
          <table:table-cell table:formula="of:=CORREL([.Q4:.Q21];[.C4:.C21])" office:value-type="float" office:value="-0.000807903107074942" calcext:value-type="float">
            <text:p>-0,000807903107074942</text:p>
          </table:table-cell>
          <table:table-cell table:formula="of:=CORREL([.R4:.R21];[.C4:.C21])" office:value-type="float" office:value="0.0582455914754766" calcext:value-type="float">
            <text:p>0,0582455914754766</text:p>
          </table:table-cell>
          <table:table-cell table:formula="of:=CORREL([.B4:.B21];[.C4:.C21])" office:value-type="float" office:value="0.716497187407104" calcext:value-type="float">
            <text:p>0,716497187407104</text:p>
          </table:table-cell>
          <table:table-cell table:style-name="ce14" table:formula="of:=CORREL([.C4:.C21];[.C4:.C21])" office:value-type="float" office:value="1" calcext:value-type="float">
            <text:p>1</text:p>
          </table:table-cell>
          <table:table-cell table:style-name="ce9"/>
          <table:table-cell table:number-columns-repeated="16365"/>
        </table:table-row>
        <table:table-row table:style-name="ro1">
          <table:table-cell table:number-columns-repeated="7"/>
          <table:table-cell table:style-name="ce13" office:value-type="string" calcext:value-type="string">
            <text:p>BDD version</text:p>
          </table:table-cell>
          <table:table-cell table:style-name="ce10" table:formula="of:=CORREL([.I4:.I21];[.D4:.D21])" office:value-type="float" office:value="0.744688133120599" calcext:value-type="float">
            <text:p>0,744688133120599</text:p>
          </table:table-cell>
          <table:table-cell table:style-name="ce10" table:formula="of:=CORREL([.J4:.J21];[.D4:.D21])" office:value-type="float" office:value="0.513765501619134" calcext:value-type="float">
            <text:p>0,513765501619134</text:p>
          </table:table-cell>
          <table:table-cell table:style-name="ce10" table:formula="of:=CORREL([.K4:.K21];[.D4:.D21])" office:value-type="float" office:value="0.86854724009749" calcext:value-type="float">
            <text:p>0,86854724009749</text:p>
          </table:table-cell>
          <table:table-cell table:style-name="ce10" table:formula="of:=CORREL([.L4:.L21];[.D4:.D21])" office:value-type="float" office:value="0.676193317918952" calcext:value-type="float">
            <text:p>0,676193317918952</text:p>
          </table:table-cell>
          <table:table-cell table:style-name="ce10" table:formula="of:=CORREL([.N4:.N21];[.D4:.D21])" office:value-type="float" office:value="0.868135139117237" calcext:value-type="float">
            <text:p>0,868135139117237</text:p>
          </table:table-cell>
          <table:table-cell table:style-name="ce10" table:formula="of:=CORREL([.O4:.O21];[.D4:.D21])" office:value-type="float" office:value="0.86861128239907" calcext:value-type="float">
            <text:p>0,86861128239907</text:p>
          </table:table-cell>
          <table:table-cell table:style-name="ce10" table:formula="of:=CORREL([.Q4:.Q21];[.D4:.D21])" office:value-type="float" office:value="0.849617000644993" calcext:value-type="float">
            <text:p>0,849617000644993</text:p>
          </table:table-cell>
          <table:table-cell table:style-name="ce10" table:formula="of:=CORREL([.R4:.R21];[.D4:.D21])" office:value-type="float" office:value="0.808067557470982" calcext:value-type="float">
            <text:p>0,808067557470982</text:p>
          </table:table-cell>
          <table:table-cell table:style-name="ce10" table:formula="of:=CORREL([.B4:.B21];[.D4:.D21])" office:value-type="float" office:value="0.128993661577923" calcext:value-type="float">
            <text:p>0,128993661577923</text:p>
          </table:table-cell>
          <table:table-cell table:style-name="ce10" table:formula="of:=CORREL([.C4:.C21];[.D4:.D21])" office:value-type="float" office:value="0.0932504808240313" calcext:value-type="float">
            <text:p>0,0932504808240313</text:p>
          </table:table-cell>
          <table:table-cell table:style-name="ce15" table:formula="of:=CORREL([.D4:.D21];[.D4:.D21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A" table:base-cell-address="$Feuille1.$A$1" table:cell-range-address="$Feuille1.$A:.$A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7-07T10:09:22Z</meta:creation-date>
    <dc:date>2025-07-22T14:56:27.680668222</dc:date>
    <meta:editing-cycles>4</meta:editing-cycles>
    <meta:editing-duration>PT1H20M9S</meta:editing-duration>
    <meta:document-statistic meta:table-count="1" meta:cell-count="497" meta:object-count="0"/>
  </office:meta>
</office:document-meta>
</file>